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text-properties fo:color="#ff0000"/>
    </style:style>
    <style:style style:name="P2" style:family="paragraph" style:parent-style-name="Standard">
      <style:paragraph-properties fo:text-align="end" style:justify-single-word="false"/>
    </style:style>
    <style:style style:name="P3" style:family="paragraph" style:parent-style-name="Standard">
      <style:paragraph-properties fo:margin-top="0in" fo:margin-bottom="0.1665in" loext:contextual-spacing="false" fo:line-height="100%"/>
    </style:style>
    <style:style style:name="P4"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26"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7"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28"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9"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30"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31"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32"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33"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34"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35"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36"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37" style:family="paragraph" style:parent-style-name="Standard">
      <style:paragraph-properties fo:margin-top="0.1665in" fo:margin-bottom="0.1665in" loext:contextual-spacing="false" fo:line-height="100%"/>
    </style:style>
    <style:style style:name="P38" style:family="paragraph" style:parent-style-name="Standard">
      <style:paragraph-properties fo:margin-left="0.4165in" fo:margin-right="0.4165in" fo:margin-top="0.1665in" fo:margin-bottom="0.1665in" loext:contextual-spacing="false" fo:line-height="100%" fo:text-indent="0in" style:auto-text-indent="false"/>
    </style:style>
    <style:style style:name="P39" style:family="paragraph" style:parent-style-name="Standard" style:master-page-name="Standard">
      <style:paragraph-properties style:page-number="1"/>
    </style:style>
    <style:style style:name="P40" style:family="paragraph" style:parent-style-name="Heading_20_3">
      <style:paragraph-properties fo:margin-top="0.1945in" fo:margin-bottom="0.0555in" loext:contextual-spacing="false" fo:line-height="100%" fo:keep-together="auto" fo:keep-with-next="auto"/>
    </style:style>
    <style:style style:name="P41" style:family="paragraph" style:parent-style-name="Heading_20_2">
      <style:paragraph-properties fo:margin-top="0.25in" fo:margin-bottom="0.0555in" loext:contextual-spacing="false" fo:line-height="100%" fo:keep-together="auto" fo:keep-with-next="auto"/>
    </style:style>
    <style:style style:name="P42" style:family="paragraph">
      <loext:graphic-properties draw:fill="solid" draw:fill-color="#a0a0a0"/>
      <style:paragraph-properties fo:text-align="center"/>
    </style:style>
    <style:style style:name="T1" style:family="text">
      <style:text-properties fo:color="#ff0000"/>
    </style:style>
    <style:style style:name="T2" style:family="text">
      <style:text-properties fo:font-weight="bold" style:font-weight-asian="bold"/>
    </style:style>
    <style:style style:name="T3" style:family="text">
      <style:text-properties fo:color="#000000" fo:font-size="13pt" fo:font-weight="bold" style:font-size-asian="13pt" style:font-weight-asian="bold" style:font-size-complex="13pt"/>
    </style:style>
    <style:style style:name="T4" style:family="text">
      <style:text-properties fo:color="#1155cc" style:text-underline-style="solid" style:text-underline-width="auto" style:text-underline-color="font-color"/>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font-size="17pt" fo:font-weight="bold" style:font-size-asian="17pt" style:font-weight-asian="bold" style:font-size-complex="17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ate de production du support 10/08/25 </text:p>
      <text:p text:style-name="Standard">Le nom de la personne qui a produit le support Hugo MARIN</text:p>
      <text:p text:style-name="Standard">La version ChatGPT utilisée 5</text:p>
      <text:p text:style-name="Standard">Une description détaillée de tous les inputs : Web</text:p>
      <text:p text:style-name="Standard">Le prompt complet copié-collé:</text:p>
      <text:p text:style-name="P1"/>
      <text:p text:style-name="P2"><text:span text:style-name="T1">trouve des informations sur Marie-Paule Cani</text:span></text:p>
      <text:p text:style-name="Standard"/>
      <text:p text:style-name="P3">Voici un aperçu éclatant de <text:span text:style-name="T2">Marie‑Paule Cani</text:span>, informaticienne française éminente spécialisée en infographie 3D et animation numérique.</text:p>
      <text:p text:style-name="Standard"><draw:rect text:anchor-type="as-char" style:rel-width="100%" draw:z-index="0" draw:style-name="gr1" draw:text-style-name="P42" svg:width="0.0012in" svg:height="0.0213in"><text:p/></draw:rect></text:p>
      <text:p text:style-name="P40"><text:bookmark text:name="_856rh0dx2l0x"/><text:span text:style-name="T3">Profil académique et parcours</text:span></text:p>
      <text:list xml:id="list494801413" text:style-name="WWNum10">
        <text:list-item>
          <text:p text:style-name="P4">Née en <text:span text:style-name="T2">1965</text:span>, Marie‑Paule Cani est diplômée de l'École normale supérieure, agrégée de mathématiques, titulaire d’un doctorat en informatique (1990, Université Paris‑XI) et d’une habilitation à diriger des recherches (1995, Grenoble‑INP) (<text:a xlink:type="simple" xlink:href="https://fr.wikipedia.org/wiki/Marie-Paule_Cani?utm_source=chatgpt.com" text:style-name="ListLabel_20_109" text:visited-style-name="ListLabel_20_109"><text:span text:style-name="T4">Wikipedia</text:span></text:a>).<text:line-break/></text:p>
        </text:list-item>
        <text:list-item>
          <text:p text:style-name="P16">Elle a débuté sa carrière à l’École normale supérieure, avant de rejoindre Grenoble-INP où elle fut professeur à partir de <text:span text:style-name="T2">1997</text:span>, dirigeant notamment l’équipe IMAGINE (Inria &amp; CNRS) (<text:a xlink:type="simple" xlink:href="https://www.college-de-france.fr/en/chair/marie-paule-cani-computer-sciences-and-digital-technologies-annual-chair/biography?utm_source=chatgpt.com" text:style-name="ListLabel_20_109" text:visited-style-name="ListLabel_20_109"><text:span text:style-name="T4">Collège de France</text:span></text:a>).<text:line-break/></text:p>
        </text:list-item>
        <text:list-item>
          <text:p text:style-name="P25">Depuis <text:span text:style-name="T2">mai 2017</text:span>, elle est professeure d’informatique à l’École Polytechnique (Institut Polytechnique de Paris), au laboratoire LIX (<text:a xlink:type="simple" xlink:href="https://www.lix.polytechnique.fr/vista/vista-member/marie-paule_cani/?utm_source=chatgpt.com" text:style-name="ListLabel_20_109" text:visited-style-name="ListLabel_20_109"><text:span text:style-name="T4">Lix</text:span></text:a>).<text:line-break/></text:p>
        </text:list-item>
      </text:list>
      <text:p text:style-name="Standard"><draw:rect text:anchor-type="as-char" style:rel-width="100%" draw:z-index="1" draw:style-name="gr1" draw:text-style-name="P42" svg:width="0.0012in" svg:height="0.0213in"><text:p/></draw:rect></text:p>
      <text:p text:style-name="P40"><text:bookmark text:name="_7twns1zdnfse"/><text:span text:style-name="T3">Domaines de recherche et contributions</text:span></text:p>
      <text:list xml:id="list1550993121" text:style-name="WWNum4">
        <text:list-item>
          <text:p text:style-name="P5">Spécialiste de l’infographie 3D, elle travaille sur la <text:span text:style-name="T2">synthèse expressive de mondes virtuels animés</text:span>, explorant la modélisation intuitive des formes 3D, l’animation interactive, ainsi que les interfaces par croquis et les modèles procéduraux basés sur le savoir (<text:a xlink:type="simple" xlink:href="https://www.polytechnique-insights.com/en/contributors/marie-paule-cani/?utm_source=chatgpt.com" text:style-name="ListLabel_20_109" text:visited-style-name="ListLabel_20_109"><text:span text:style-name="T4">Polytechnique Insights</text:span></text:a>).<text:line-break/></text:p>
        </text:list-item>
        <text:list-item>
          <text:p text:style-name="P26">Elle a grandement contribué à l’usage des <text:span text:style-name="T2">surfaces implicites</text:span>, des méthodes d'animation multi-résolution ou basées sur la physique, ainsi que des représentations hybrides pour des scènes naturelles en temps réel (<text:a xlink:type="simple" xlink:href="https://www.college-de-france.fr/fr/chaire/marie-paule-cani-informatique-et-sciences-numeriques-chaire-annuelle/biography?utm_source=chatgpt.com" text:style-name="ListLabel_20_109" text:visited-style-name="ListLabel_20_109"><text:span text:style-name="T4">Collège de France</text:span></text:a>).<text:line-break/></text:p>
        </text:list-item>
      </text:list>
      <text:p text:style-name="Standard"><draw:rect text:anchor-type="as-char" style:rel-width="100%" draw:z-index="2" draw:style-name="gr1" draw:text-style-name="P42" svg:width="0.0012in" svg:height="0.0213in"><text:p/></draw:rect></text:p>
      <text:p text:style-name="P40"><text:bookmark text:name="_vjrpdj3wj0g2"/><text:span text:style-name="T3">Reconnaissances et distinctions majeures</text:span></text:p>
      <text:list xml:id="list296290745" text:style-name="WWNum11">
        <text:list-item>
          <text:p text:style-name="P6"><text:soft-page-break/><text:span text:style-name="T2">1999‑2004</text:span> : Membre junior de l’Institut universitaire de France (<text:a xlink:type="simple" xlink:href="https://fr.wikipedia.org/wiki/Marie-Paule_Cani?utm_source=chatgpt.com" text:style-name="ListLabel_20_109" text:visited-style-name="ListLabel_20_109"><text:span text:style-name="T4">Wikipedia</text:span></text:a>)<text:line-break/></text:p>
        </text:list-item>
        <text:list-item>
          <text:p text:style-name="P17"><text:span text:style-name="T2">2007</text:span> : Prix Irène Joliot-Curie (mentorat) (<text:a xlink:type="simple" xlink:href="https://en.wikipedia.org/wiki/Marie-Paule_Cani?utm_source=chatgpt.com" text:style-name="ListLabel_20_109" text:visited-style-name="ListLabel_20_109"><text:span text:style-name="T4">Wikipedia</text:span></text:a>)<text:line-break/></text:p>
        </text:list-item>
        <text:list-item>
          <text:p text:style-name="P17"><text:span text:style-name="T2">2011</text:span> : Prix Eurographics – contributions techniques exceptionnelles (<text:a xlink:type="simple" xlink:href="https://en.wikipedia.org/wiki/Marie-Paule_Cani?utm_source=chatgpt.com" text:style-name="ListLabel_20_109" text:visited-style-name="ListLabel_20_109"><text:span text:style-name="T4">Wikipedia</text:span></text:a>)<text:line-break/></text:p>
        </text:list-item>
        <text:list-item>
          <text:p text:style-name="P17"><text:span text:style-name="T2">2012</text:span> : Médaille d’argent du CNRS (<text:a xlink:type="simple" xlink:href="https://www.lix.polytechnique.fr/vista/vista-member/marie-paule_cani/?utm_source=chatgpt.com" text:style-name="ListLabel_20_109" text:visited-style-name="ListLabel_20_109"><text:span text:style-name="T4">Lix</text:span></text:a>)<text:line-break/></text:p>
        </text:list-item>
        <text:list-item>
          <text:p text:style-name="P17"><text:span text:style-name="T2">2013</text:span> : Membre de l’Academia Europaea (<text:a xlink:type="simple" xlink:href="https://www.lix.polytechnique.fr/vista/vista-member/marie-paule_cani/?utm_source=chatgpt.com" text:style-name="ListLabel_20_109" text:visited-style-name="ListLabel_20_109"><text:span text:style-name="T4">Lix</text:span></text:a>)<text:line-break/></text:p>
        </text:list-item>
        <text:list-item>
          <text:p text:style-name="P17"><text:span text:style-name="T2">2019</text:span> : Élection à l’Académie des sciences (France) (<text:a xlink:type="simple" xlink:href="https://fr.wikipedia.org/wiki/Marie-Paule_Cani?utm_source=chatgpt.com" text:style-name="ListLabel_20_109" text:visited-style-name="ListLabel_20_109"><text:span text:style-name="T4">Wikipedia</text:span></text:a>)<text:line-break/></text:p>
        </text:list-item>
        <text:list-item>
          <text:p text:style-name="P27"><text:span text:style-name="T2">2023</text:span> : Attribution du prestigieux <text:span text:style-name="T2">Steven A. Coons Award</text:span> par ACM SIGGRAPH (<text:a xlink:type="simple" xlink:href="https://www.lix.polytechnique.fr/vista/vista-member/marie-paule_cani/?utm_source=chatgpt.com" text:style-name="ListLabel_20_109" text:visited-style-name="ListLabel_20_109"><text:span text:style-name="T4">Lix</text:span></text:a>).<text:line-break/></text:p>
        </text:list-item>
      </text:list>
      <text:p text:style-name="Standard"><draw:rect text:anchor-type="as-char" style:rel-width="100%" draw:z-index="3" draw:style-name="gr1" draw:text-style-name="P42" svg:width="0.0012in" svg:height="0.0213in"><text:p/></draw:rect></text:p>
      <text:p text:style-name="P40"><text:bookmark text:name="_dc9qklz2900w"/><text:span text:style-name="T3">Rôles institutionnels et responsabilités</text:span></text:p>
      <text:list xml:id="list1478028266" text:style-name="WWNum12">
        <text:list-item>
          <text:p text:style-name="P7">Fondatrice ou responsable de plusieurs équipes de recherche en informatique graphique : IMAGINE, EVASION, STREAM (LIX), et pôles comme "Modélisation, Simulation et Apprentissage" (<text:a xlink:type="simple" xlink:href="https://www.academie-sciences.fr/pdf/membre/Cani_MP.pdf?utm_source=chatgpt.com" text:style-name="ListLabel_20_109" text:visited-style-name="ListLabel_20_109"><text:span text:style-name="T4">Académie des Sciences</text:span></text:a>).<text:line-break/></text:p>
        </text:list-item>
        <text:list-item>
          <text:p text:style-name="P28">A participé activement à de nombreuses conférences internationales : Technical Paper Chair de SIGGRAPH 2017, co-présidence de MIG 2019, présidence d’Eurographics (2017‑2018), et engagement dans divers comités éditoriaux (TOG, IEEE TVCG…) (<text:a xlink:type="simple" xlink:href="https://www.lix.polytechnique.fr/vista/vista-member/marie-paule_cani/?utm_source=chatgpt.com" text:style-name="ListLabel_20_109" text:visited-style-name="ListLabel_20_109"><text:span text:style-name="T4">Lix</text:span></text:a>).<text:line-break/></text:p>
        </text:list-item>
      </text:list>
      <text:p text:style-name="Standard"><draw:rect text:anchor-type="as-char" style:rel-width="100%" draw:z-index="4" draw:style-name="gr1" draw:text-style-name="P42" svg:width="0.0012in" svg:height="0.0213in"><text:p/></draw:rect></text:p>
      <text:p text:style-name="P40"><text:bookmark text:name="_dqn2fy6xtmop"/><text:span text:style-name="T3">Publications et influence</text:span></text:p>
      <text:list xml:id="list249918598" text:style-name="WWNum6">
        <text:list-item>
          <text:p text:style-name="P8">Auteur de plus de <text:span text:style-name="T2">300 publications</text:span>, citées environ <text:span text:style-name="T2">15 000 fois</text:span> (notamment pour des travaux fondamentaux en modélisation 3D et animation) (<text:a xlink:type="simple" xlink:href="https://en.wikipedia.org/wiki/Marie-Paule_Cani?utm_source=chatgpt.com" text:style-name="ListLabel_20_109" text:visited-style-name="ListLabel_20_109"><text:span text:style-name="T4">Wikipedia</text:span></text:a>,<text:a xlink:type="simple" xlink:href="https://scholar.google.com/citations?hl=fr&amp;user=z0RoFtcAAAAJ&amp;utm_source=chatgpt.com" text:style-name="ListLabel_20_110" text:visited-style-name="ListLabel_20_110"> </text:a><text:a xlink:type="simple" xlink:href="https://scholar.google.com/citations?hl=fr&amp;user=z0RoFtcAAAAJ&amp;utm_source=chatgpt.com" text:style-name="ListLabel_20_109" text:visited-style-name="ListLabel_20_109"><text:span text:style-name="T4">Google Scholar</text:span></text:a>).<text:line-break/></text:p>
        </text:list-item>
        <text:list-item>
          <text:p text:style-name="P29">Ses contributions ont été intégrées au sein de technologies industrielles, assistées par des entreprises comme Ubisoft ou utilisées dans le cinéma (ex. animation de cheveux par Weta Digital pour <text:span text:style-name="T5">Avatar</text:span>) (<text:a xlink:type="simple" xlink:href="https://www.ip-paris.fr/en/news/computer-graphics-creativity?utm_source=chatgpt.com" text:style-name="ListLabel_20_109" text:visited-style-name="ListLabel_20_109"><text:span text:style-name="T4">Institut Polytechnique de Paris</text:span></text:a>).<text:line-break/></text:p>
        </text:list-item>
      </text:list>
      <text:p text:style-name="Standard"><draw:rect text:anchor-type="as-char" style:rel-width="100%" draw:z-index="5" draw:style-name="gr1" draw:text-style-name="P42" svg:width="0.0012in" svg:height="0.0213in"><text:p/></draw:rect></text:p>
      <text:p text:style-name="P37"><text:span text:style-name="T2">En résumé</text:span>, Marie‑Paule Cani est une figure de proue en infographie et animation numériques, reconnue et récompensée pour ses contributions scientifiques, son leadership en recherche, et son engagement au service de la communauté scientifique (notamment en faveur des femmes en science).</text:p>
      <text:p text:style-name="P37">Souhaites-tu explorer un aspect particulier de son parcours — publications clés, projets actuels, collaborations industrielles ?</text:p>
      <text:p text:style-name="Standard"/>
      <text:p text:style-name="P2"><text:span text:style-name="T1">Peux tu générer un podcast d'une durée aussi longue que necessaire a propos de Marie-Paul Cani ? ce podcast doit presenter sa carrière, des aspects personnels de sa vie et vulgariser ses travaux de recherche.</text:span></text:p>
      <text:p text:style-name="Standard"/>
      <text:p text:style-name="P3"><text:soft-page-break/>Voici un <text:span text:style-name="T2">script complet de podcast</text:span> dédié à <text:span text:style-name="T2">Marie‑Paule Cani</text:span>, couvrant sa <text:span text:style-name="T2">carrière académique</text:span>, des <text:span text:style-name="T2">aspects personnels</text:span> et une <text:span text:style-name="T2">vulgarisation de ses recherches</text:span> en <text:span text:style-name="T2">infographie 3D et animation</text:span>. Ce podcast est pensé pour une durée estimée de <text:span text:style-name="T2">25 à 30 minutes</text:span>, et peut facilement être adapté à l’audio.</text:p>
      <text:p text:style-name="Standard"><draw:rect text:anchor-type="as-char" style:rel-width="100%" draw:z-index="6" draw:style-name="gr1" draw:text-style-name="P42" svg:width="0.0012in" svg:height="0.0213in"><text:p/></draw:rect></text:p>
      <text:p text:style-name="P37">🎙️ <text:span text:style-name="T2">Titre du podcast</text:span> : <text:span text:style-name="T5">Figures de Science – Épisode 12 : Marie‑Paule Cani, dessiner le monde avec des équations</text:span></text:p>
      <text:p text:style-name="Standard"><draw:rect text:anchor-type="as-char" style:rel-width="100%" draw:z-index="7" draw:style-name="gr1" draw:text-style-name="P42" svg:width="0.0012in" svg:height="0.0213in"><text:p/></draw:rect></text:p>
      <text:p text:style-name="P41"><text:bookmark text:name="_a4d38155exuk"/><text:span text:style-name="T7">🧩 Introduction – 1 minute</text:span></text:p>
      <text:p text:style-name="P38">🎧 « Bienvenue dans <text:span text:style-name="T5">Figures de Science</text:span>, le podcast qui explore les trajectoires extraordinaires de celles et ceux qui façonnent la science d’aujourd’hui. Je suis votre hôte [Nom], et aujourd’hui, je vous emmène dans l’univers fascinant de l’infographie 3D avec une figure incontournable du domaine : <text:span text:style-name="T2">Marie‑Paule Cani</text:span>. Une femme qui dessine le monde... avec des équations. »</text:p>
      <text:p text:style-name="Standard"><draw:rect text:anchor-type="as-char" style:rel-width="100%" draw:z-index="8" draw:style-name="gr1" draw:text-style-name="P42" svg:width="0.0012in" svg:height="0.0213in"><text:p/></draw:rect></text:p>
      <text:p text:style-name="P41"><text:bookmark text:name="_i0zq6x52ssau"/><text:span text:style-name="T7">👩‍🏫 Chapitre 1 : Une vocation née du croisement des mondes – 4 minutes</text:span></text:p>
      <text:list xml:id="list228400642" text:style-name="WWNum3">
        <text:list-item>
          <text:p text:style-name="P9"><text:span text:style-name="T2">Née en 1965</text:span>, Marie‑Paule grandit entre deux passions : les <text:span text:style-name="T2">mathématiques</text:span> et le <text:span text:style-name="T2">dessin</text:span>.<text:line-break/></text:p>
        </text:list-item>
        <text:list-item>
          <text:p text:style-name="P18">Elle intègre l’<text:span text:style-name="T2">École normale supérieure</text:span> (ENS), et devient <text:span text:style-name="T2">agrégée de mathématiques</text:span>.<text:line-break/></text:p>
        </text:list-item>
        <text:list-item>
          <text:p text:style-name="P18">Très vite, elle découvre l’informatique graphique, un domaine <text:span text:style-name="T2">où ses deux passions convergent</text:span> : créer des formes, des textures, des mondes... par le calcul.<text:line-break/></text:p>
        </text:list-item>
        <text:list-item>
          <text:p text:style-name="P30">Elle soutient une <text:span text:style-name="T2">thèse en 1990</text:span> à Paris XI, puis son HDR à Grenoble en 1995.<text:line-break/></text:p>
        </text:list-item>
      </text:list>
      <text:p text:style-name="P38">🎧 « Pour elle, un monde généré par ordinateur n’est pas moins réel, il est simplement né d’une autre forme d’intelligence : celle des algorithmes. »</text:p>
      <text:p text:style-name="Standard"><draw:rect text:anchor-type="as-char" style:rel-width="100%" draw:z-index="9" draw:style-name="gr1" draw:text-style-name="P42" svg:width="0.0012in" svg:height="0.0213in"><text:p/></draw:rect></text:p>
      <text:p text:style-name="P41"><text:bookmark text:name="_3fyizog9yp6n"/><text:span text:style-name="T7">🧬 Chapitre 2 : Les mondes virtuels comme terrain de jeu – 6 minutes</text:span></text:p>
      <text:list xml:id="list3088604256" text:style-name="WWNum9">
        <text:list-item>
          <text:p text:style-name="P10">Son domaine : <text:span text:style-name="T2">l’infographie 3D</text:span>, <text:span text:style-name="T2">la synthèse d’images</text:span>, <text:span text:style-name="T2">l’animation interactive</text:span>, et <text:span text:style-name="T2">la modélisation intuitive</text:span>.<text:line-break/></text:p>
        </text:list-item>
        <text:list-item>
          <text:p text:style-name="P19">Elle popularise l’usage des <text:span text:style-name="T2">surfaces implicites</text:span>, des outils mathématiques permettant de représenter des objets flous, mous ou naturels avec élégance.<text:line-break/></text:p>
        </text:list-item>
        <text:list-item>
          <text:p text:style-name="P31">Exemples concrets : modélisation de <text:span text:style-name="T2">cheveux animés</text:span>, de <text:span text:style-name="T2">plantes qui poussent</text:span>, d’<text:span text:style-name="T2">êtres organiques mouvants</text:span> — des applications très utilisées dans le <text:span text:style-name="T2">jeu vidéo</text:span> et le <text:span text:style-name="T2">cinéma</text:span> (<text:span text:style-name="T5">Avatar</text:span>, <text:span text:style-name="T5">Le Seigneur des Anneaux</text:span>...).<text:line-break/></text:p>
        </text:list-item>
      </text:list>
      <text:p text:style-name="P38">🎧 « Imaginez pouvoir sculpter un arbre simplement en dessinant son tronc à main levée, pendant qu’un algorithme intelligent en fait pousser les branches. C’est cela, le rêve de Marie‑Paule. »</text:p>
      <text:p text:style-name="Standard"><draw:rect text:anchor-type="as-char" style:rel-width="100%" draw:z-index="10" draw:style-name="gr1" draw:text-style-name="P42" svg:width="0.0012in" svg:height="0.0213in"><text:p/></draw:rect></text:p>
      <text:p text:style-name="P41"><text:bookmark text:name="_77jr6mgwiza2"/><text:span text:style-name="T7">🧠 Chapitre 3 : La vulgarisation de ses travaux – 6 minutes</text:span></text:p>
      <text:p text:style-name="P40"><text:bookmark text:name="_owi8ivrojall"/><text:soft-page-break/><text:span text:style-name="T3">Comment vulgariser ses contributions ?</text:span></text:p>
      <text:list xml:id="list1207506042" text:style-name="WWNum5">
        <text:list-item>
          <text:p text:style-name="P11"><text:span text:style-name="T2">Modélisation intuitive<text:line-break/></text:span> → Créer des objets 3D comme on esquisse au crayon. Marie‑Paule veut rendre ces techniques accessibles aux <text:span text:style-name="T2">non-programmeurs</text:span>.<text:line-break/></text:p>
        </text:list-item>
        <text:list-item>
          <text:p text:style-name="P20"><text:span text:style-name="T2">Animation physique simplifiée<text:line-break/></text:span> → Simuler les lois de la gravité ou de la souplesse sur des objets en mouvement, <text:span text:style-name="T2">sans coder toute la physique</text:span>. L’objectif : aider les créateurs à <text:span text:style-name="T2">se concentrer sur l’histoire</text:span>, pas sur les calculs.<text:line-break/></text:p>
        </text:list-item>
        <text:list-item>
          <text:p text:style-name="P32"><text:span text:style-name="T2">Représentations hybrides<text:line-break/></text:span> → Combiner <text:span text:style-name="T2">modèles procéduraux</text:span> (basés sur des règles) avec <text:span text:style-name="T2">dessin libre</text:span> pour créer des paysages, des forêts, des nuages.<text:line-break/></text:p>
        </text:list-item>
      </text:list>
      <text:p text:style-name="P38">🎧 « C’est une science au service de la création. Marie‑Paule ne code pas juste des pixels. Elle permet aux artistes d’imaginer librement, sans contrainte. »</text:p>
      <text:p text:style-name="Standard"><draw:rect text:anchor-type="as-char" style:rel-width="100%" draw:z-index="11" draw:style-name="gr1" draw:text-style-name="P42" svg:width="0.0012in" svg:height="0.0213in"><text:p/></draw:rect></text:p>
      <text:p text:style-name="P41"><text:bookmark text:name="_r8lv1vix2461"/><text:span text:style-name="T7">🏫 Chapitre 4 : Une professeure hors normes – 4 minutes</text:span></text:p>
      <text:list xml:id="list1213002254" text:style-name="WWNum2">
        <text:list-item>
          <text:p text:style-name="P12">Elle enseigne à <text:span text:style-name="T2">Grenoble-INP</text:span>, puis rejoint <text:span text:style-name="T2">l’École Polytechnique</text:span> en 2017.<text:line-break/></text:p>
        </text:list-item>
        <text:list-item>
          <text:p text:style-name="P21">Elle dirige plusieurs équipes de recherche : <text:span text:style-name="T2">IMAGINE</text:span>, <text:span text:style-name="T2">EVASION</text:span>, <text:span text:style-name="T2">STREAM</text:span>...<text:line-break/></text:p>
        </text:list-item>
        <text:list-item>
          <text:p text:style-name="P33">Son objectif : <text:span text:style-name="T2">transmettre</text:span>, et <text:span text:style-name="T2">former des générations de chercheuses et chercheurs</text:span> dans un domaine en constante mutation.<text:line-break/></text:p>
        </text:list-item>
      </text:list>
      <text:p text:style-name="P38">🎧 « Ce que ses étudiants disent d’elle ? Une prof exigeante, passionnée, mais toujours attentive à ce que chacun.e trouve sa voie. »</text:p>
      <text:p text:style-name="Standard"><draw:rect text:anchor-type="as-char" style:rel-width="100%" draw:z-index="12" draw:style-name="gr1" draw:text-style-name="P42" svg:width="0.0012in" svg:height="0.0213in"><text:p/></draw:rect></text:p>
      <text:p text:style-name="P41"><text:bookmark text:name="_vs86wgkih7wc"/><text:span text:style-name="T7">🌟 Chapitre 5 : Distinctions et reconnaissance – 4 minutes</text:span></text:p>
      <text:list xml:id="list2860872377" text:style-name="WWNum8">
        <text:list-item>
          <text:p text:style-name="P13"><text:span text:style-name="T2">Prix Irène Joliot-Curie (2007)</text:span> – Mentorat des jeunes femmes scientifiques.<text:line-break/></text:p>
        </text:list-item>
        <text:list-item>
          <text:p text:style-name="P22"><text:span text:style-name="T2">Médaille d’argent du CNRS (2012)<text:line-break/></text:span></text:p>
        </text:list-item>
        <text:list-item>
          <text:p text:style-name="P22"><text:span text:style-name="T2">Élue à l’Académie des sciences (2019)<text:line-break/></text:span></text:p>
        </text:list-item>
        <text:list-item>
          <text:p text:style-name="P22"><text:span text:style-name="T2">Steven A. Coons Award (2023)</text:span> – équivalent d’un prix Nobel en infographie.<text:line-break/></text:p>
        </text:list-item>
        <text:list-item>
          <text:p text:style-name="P34">Elle fut aussi présidente de <text:span text:style-name="T2">Eurographics</text:span>, et Technical Chair de <text:span text:style-name="T2">SIGGRAPH</text:span>, la conférence mondiale sur l’infographie.<text:line-break/></text:p>
        </text:list-item>
      </text:list>
      <text:p text:style-name="P38">🎧 « Son parcours est une preuve que l’excellence scientifique n’est pas incompatible avec la créativité, l’humilité et l’ouverture. »</text:p>
      <text:p text:style-name="Standard"><draw:rect text:anchor-type="as-char" style:rel-width="100%" draw:z-index="13" draw:style-name="gr1" draw:text-style-name="P42" svg:width="0.0012in" svg:height="0.0213in"><text:p/></draw:rect></text:p>
      <text:p text:style-name="P41"><text:bookmark text:name="_msm72jtnyvmq"/><text:span text:style-name="T7">💬 Chapitre 6 : Une femme, un regard – 4 minutes</text:span></text:p>
      <text:list xml:id="list3400003283" text:style-name="WWNum1">
        <text:list-item>
          <text:p text:style-name="P14"><text:soft-page-break/>Marie‑Paule s’exprime régulièrement sur <text:span text:style-name="T2">la place des femmes dans les sciences</text:span>.<text:line-break/></text:p>
        </text:list-item>
        <text:list-item>
          <text:p text:style-name="P23">Elle milite pour plus de <text:span text:style-name="T2">diversité en informatique</text:span>, dénonçant les <text:span text:style-name="T2">stéréotypes masculins</text:span> qui freinent la créativité.<text:line-break/></text:p>
        </text:list-item>
        <text:list-item>
          <text:p text:style-name="P35">Elle souligne le <text:span text:style-name="T2">manque de rôles modèles féminins</text:span> en informatique graphique.<text:line-break/></text:p>
        </text:list-item>
      </text:list>
      <text:p text:style-name="P38">🎧 « Elle aime dire : ‘On ne modélise bien que ce qu’on comprend. Et comprendre le monde, c’est aussi accepter qu’il soit pluriel.’ »</text:p>
      <text:p text:style-name="Standard"><draw:rect text:anchor-type="as-char" style:rel-width="100%" draw:z-index="14" draw:style-name="gr1" draw:text-style-name="P42" svg:width="0.0012in" svg:height="0.0213in"><text:p/></draw:rect></text:p>
      <text:p text:style-name="P41"><text:bookmark text:name="_3rzclcaj9sk3"/><text:span text:style-name="T7">🌈 Conclusion – 2 minutes</text:span></text:p>
      <text:p text:style-name="P38">🎧 « Voilà donc le portrait de Marie‑Paule Cani, cette exploratrice numérique qui a su donner une forme aux idées, un mouvement aux concepts, et une âme aux mondes virtuels. Son œuvre est un pont entre le calcul et la poésie, entre la rigueur et l’imaginaire. Merci de nous avoir suivis dans <text:span text:style-name="T5">Figures de Science</text:span>. À très bientôt pour un nouvel épisode. »</text:p>
      <text:p text:style-name="Standard"><draw:rect text:anchor-type="as-char" style:rel-width="100%" draw:z-index="15" draw:style-name="gr1" draw:text-style-name="P42" svg:width="0.0012in" svg:height="0.0213in"><text:p/></draw:rect></text:p>
      <text:p text:style-name="P37">Souhaites-tu que je <text:span text:style-name="T2">génère l’audio</text:span> de ce podcast (voix synthétique), que je <text:span text:style-name="T2">le convertisse en PDF</text:span>, ou que je <text:span text:style-name="T2">crée une version scriptable dans un logiciel de montage</text:span> ?</text:p>
      <text:p text:style-name="P2"><text:span text:style-name="T1">enlève les titres pour faciliter le copier coller, le podcast mets en scène Noémie, l'experte et Nathan le présentateur. Je veux un format du type person 1 : text</text:span></text:p>
      <text:p text:style-name="Standard"/>
      <text:p text:style-name="P3">Voici le script complet du podcast, sans titres, dans un format dialogue entre <text:span text:style-name="T2">Nathan (le présentateur)</text:span> et <text:span text:style-name="T2">Noémie (l’experte)</text:span>, prêt à être copié-collé ou enregistré :</text:p>
      <text:p text:style-name="Standard"><draw:rect text:anchor-type="as-char" style:rel-width="100%" draw:z-index="16" draw:style-name="gr1" draw:text-style-name="P42" svg:width="0.0012in" svg:height="0.0213in"><text:p/></draw:rect></text:p>
      <text:p text:style-name="P37"><text:span text:style-name="T2">Nathan :</text:span> Bonjour à toutes et à tous, et bienvenue dans <text:span text:style-name="T5">Figures de Science</text:span>, le podcast qui vous fait découvrir les parcours de celles et ceux qui dessinent le futur avec la science. Je suis Nathan, votre hôte, et aujourd’hui, j’ai le plaisir d’être accompagné de Noémie, experte en informatique graphique. Salut Noémie !</text:p>
      <text:p text:style-name="P37"><text:span text:style-name="T2">Noémie :</text:span> Salut Nathan, ravie d’être là pour parler d’une scientifique qui a littéralement transformé notre façon de concevoir les mondes virtuels : Marie‑Paule Cani.</text:p>
      <text:p text:style-name="P37"><text:span text:style-name="T2">Nathan :</text:span> On commence par le commencement : qui est-elle ?</text:p>
      <text:p text:style-name="P37"><text:span text:style-name="T2">Noémie :</text:span> Marie‑Paule Cani est une informaticienne française née en 1965. Très jeune, elle se passionne à la fois pour les mathématiques... et pour le dessin. Et c’est justement à l’intersection de ces deux passions qu’elle va construire toute sa carrière.</text:p>
      <text:p text:style-name="P37"><text:span text:style-name="T2">Nathan :</text:span> Ah, un mélange entre créativité et rigueur scientifique…</text:p>
      <text:p text:style-name="P37"><text:span text:style-name="T2">Noémie :</text:span> Exactement. Après des études brillantes à l’École normale supérieure, elle devient agrégée de mathématiques. Mais c’est l’informatique graphique qui va la captiver. Elle soutient une thèse en 1990, puis s’oriente vers la recherche en infographie 3D et animation numérique.</text:p>
      <text:p text:style-name="P37"><text:span text:style-name="T2">Nathan :</text:span> Et ses travaux ont eu un impact concret ?</text:p>
      <text:p text:style-name="P37"><text:span text:style-name="T2">Noémie :</text:span> Enormément. Elle a notamment contribué à la modélisation de formes naturelles grâce aux <text:span text:style-name="T2">surfaces implicites</text:span>. Pour vulgariser : imagine que tu veux créer une créature en 3D, douce, fluide, organique. Grâce à ces surfaces, tu peux le faire sans modéliser chaque détail géométrique.</text:p>
      <text:p text:style-name="P37"><text:soft-page-break/><text:span text:style-name="T2">Nathan :</text:span> Donc on peut “dessiner” une forme sans la coder en dur ?</text:p>
      <text:p text:style-name="P37"><text:span text:style-name="T2">Noémie :</text:span> Oui, c’est ça. Elle a aussi travaillé sur l’<text:span text:style-name="T2">animation physique intuitive</text:span>. C’est-à-dire animer un objet sans être expert en mécanique ou en physique. Par exemple : faire tomber un sac de farine ou faire voler des cheveux au vent, sans avoir à tout programmer.</text:p>
      <text:p text:style-name="P37"><text:span text:style-name="T2">Nathan :</text:span> Pratique pour les studios d’animation ou les jeux vidéo.</text:p>
      <text:p text:style-name="P37"><text:span text:style-name="T2">Noémie :</text:span> Et c’est exactement ce qui s’est passé. Ses travaux ont influencé des outils utilisés dans des films comme <text:span text:style-name="T5">Avatar</text:span> ou <text:span text:style-name="T5">Le Seigneur des Anneaux</text:span>, notamment via les technologies de Weta Digital.</text:p>
      <text:p text:style-name="P37"><text:span text:style-name="T2">Nathan :</text:span> Elle a enseigné aussi, non ?</text:p>
      <text:p text:style-name="P37"><text:span text:style-name="T2">Noémie :</text:span> Oui. Elle a été professeure à Grenoble-INP, puis a rejoint l’École Polytechnique en 2017. Elle a dirigé plusieurs équipes de recherche comme EVASION, IMAGINE, STREAM… Toutes très impliquées dans les liens entre sciences et création numérique.</text:p>
      <text:p text:style-name="P37"><text:span text:style-name="T2">Nathan :</text:span> On sent qu’elle a une vraie passion pour la transmission.</text:p>
      <text:p text:style-name="P37"><text:span text:style-name="T2">Noémie :</text:span> Absolument. Elle veut rendre l’infographie accessible, même à ceux qui ne sont pas codeurs. Son rêve, c’est que n’importe quel artiste puisse façonner un monde virtuel comme s’il le dessinait sur un carnet.</text:p>
      <text:p text:style-name="P37"><text:span text:style-name="T2">Nathan :</text:span> Et côté distinctions ?</text:p>
      <text:p text:style-name="P37"><text:span text:style-name="T2">Noémie :</text:span> Là aussi, elle impressionne. Prix Irène Joliot-Curie pour son mentorat, médaille d’argent du CNRS, membre de l’Académie des sciences, et en 2023, elle reçoit le <text:span text:style-name="T2">Steven A. Coons Award</text:span>, la récompense suprême en infographie, décernée seulement tous les deux ans.</text:p>
      <text:p text:style-name="P37"><text:span text:style-name="T2">Nathan :</text:span> Une sorte de Nobel de l’image de synthèse.</text:p>
      <text:p text:style-name="P37"><text:span text:style-name="T2">Noémie :</text:span> C’est exactement ça. Et au-delà des prix, elle est aussi très engagée pour la place des femmes dans les sciences.</text:p>
      <text:p text:style-name="P37"><text:span text:style-name="T2">Nathan :</text:span> Tu veux dire qu’elle milite ?</text:p>
      <text:p text:style-name="P37"><text:span text:style-name="T2">Noémie :</text:span> Elle prend souvent la parole pour dénoncer les stéréotypes de genre dans les métiers techniques. Elle insiste sur le fait que la diversité est essentielle à la créativité. Et elle a accompagné beaucoup de jeunes femmes dans leur parcours scientifique.</text:p>
      <text:p text:style-name="P37"><text:span text:style-name="T2">Nathan :</text:span> Ce qui la rend aussi inspirante humainement que scientifiquement.</text:p>
      <text:p text:style-name="P37"><text:span text:style-name="T2">Noémie :</text:span> Oui. C’est une femme qui ne s’est jamais contentée de faire de la recherche dans sa tour d’ivoire. Elle agit, partage, construit des ponts entre science, art et société.</text:p>
      <text:p text:style-name="P37"><text:span text:style-name="T2">Nathan :</text:span> Merci beaucoup Noémie pour ce beau portrait.</text:p>
      <text:p text:style-name="P37"><text:span text:style-name="T2">Noémie :</text:span> Avec plaisir, Nathan. C’est toujours un bonheur de parler de celles et ceux qui font bouger la science avec élégance.</text:p>
      <text:p text:style-name="P37"><text:span text:style-name="T2">Nathan :</text:span> C’était <text:span text:style-name="T5">Figures de Science</text:span>, le podcast qui donne la parole aux grandes figures de l’innovation. Merci de nous avoir écoutés, et à bientôt pour un nouvel épisode.</text:p>
      <text:p text:style-name="Standard"><draw:rect text:anchor-type="as-char" style:rel-width="100%" draw:z-index="17" draw:style-name="gr1" draw:text-style-name="P42" svg:width="0.0012in" svg:height="0.0213in"><text:p/></draw:rect></text:p>
      <text:p text:style-name="P37">Souhaites-tu une version audio de ce dialogue, un fichier PDF ou un format compatible avec un logiciel de montage (type Audacity, Descript ou Adobe Audition) ?</text:p>
      <text:p text:style-name="P2"><text:soft-page-break/><text:span text:style-name="T1">le podcast se nomme Jamais Science'Z'Elles</text:span></text:p>
      <text:p text:style-name="Standard"/>
      <text:p text:style-name="P3">Parfait ! Voici la <text:span text:style-name="T2">version mise à jour du script</text:span> avec le <text:span text:style-name="T2">titre correct du podcast : </text:span><text:span text:style-name="T6">Jamais Science'Z'Elles</text:span>. L’intro et l’outro ont été ajustées en conséquence. Le format reste fidèle à ton souhait : un <text:span text:style-name="T2">dialogue fluide</text:span>, prêt à être enregistré ou intégré dans un projet audio.</text:p>
      <text:p text:style-name="Standard"><draw:rect text:anchor-type="as-char" style:rel-width="100%" draw:z-index="18" draw:style-name="gr1" draw:text-style-name="P42" svg:width="0.0012in" svg:height="0.0213in"><text:p/></draw:rect></text:p>
      <text:p text:style-name="P37"><text:span text:style-name="T2">Nathan :</text:span> Bonjour à toutes et à tous, et bienvenue dans <text:span text:style-name="T5">Jamais Science'Z'Elles</text:span>, le podcast qui vous fait découvrir les trajectoires inspirantes des femmes qui changent le monde avec la science. Je suis Nathan, votre hôte, et aujourd’hui, j’ai le plaisir d’être accompagné de Noémie, experte en informatique graphique. Salut Noémie !</text:p>
      <text:p text:style-name="P37"><text:span text:style-name="T2">Noémie :</text:span> Salut Nathan, ravie d’être là pour parler d’une figure incontournable dans le monde des technologies créatives : <text:span text:style-name="T2">Marie‑Paule Cani</text:span>.</text:p>
      <text:p text:style-name="P37"><text:span text:style-name="T2">Nathan :</text:span> On commence par le début : qui est-elle, cette scientifique ?</text:p>
      <text:p text:style-name="P37"><text:span text:style-name="T2">Noémie :</text:span> Marie‑Paule Cani est une informaticienne française née en 1965. Ce qui est marquant chez elle, c’est ce double amour pour les <text:span text:style-name="T2">mathématiques</text:span> et le <text:span text:style-name="T2">dessin</text:span>. Très jeune, elle est tiraillée entre ces deux mondes, et c’est dans l’<text:span text:style-name="T2">informatique graphique</text:span> qu’elle les réconciliera pleinement.</text:p>
      <text:p text:style-name="P37"><text:span text:style-name="T2">Nathan :</text:span> Tu veux dire qu’elle a trouvé un pont entre rigueur et imagination ?</text:p>
      <text:p text:style-name="P37"><text:span text:style-name="T2">Noémie :</text:span> Exactement. Elle fait l’École normale supérieure, décroche l’agrégation de maths, mais très vite, elle est happée par la puissance des images générées par ordinateur. Elle soutient sa thèse en 1990, puis son habilitation à diriger des recherches à Grenoble.</text:p>
      <text:p text:style-name="P37"><text:span text:style-name="T2">Nathan :</text:span> Et ses recherches concrètement, elles portent sur quoi ?</text:p>
      <text:p text:style-name="P37"><text:span text:style-name="T2">Noémie :</text:span> Sur la <text:span text:style-name="T2">création de mondes virtuels réalistes, expressifs, et accessibles</text:span>. Par exemple, elle a travaillé sur les <text:span text:style-name="T2">surfaces implicites</text:span> — ce sont des techniques mathématiques qui permettent de représenter des formes organiques, floues, ou déformables de manière très élégante.</text:p>
      <text:p text:style-name="P37"><text:span text:style-name="T2">Nathan :</text:span> Comme des créatures, ou des nuages ?</text:p>
      <text:p text:style-name="P37"><text:span text:style-name="T2">Noémie :</text:span> Oui, et aussi des <text:span text:style-name="T2">cheveux, de la fumée, des paysages</text:span>, des muscles, des arbres… Ce sont des objets qu’on ne peut pas modéliser facilement avec des formes géométriques classiques. Grâce à ses travaux, on peut les “dessiner” avec des formules, puis les animer avec des lois physiques simplifiées.</text:p>
      <text:p text:style-name="P37"><text:span text:style-name="T2">Nathan :</text:span> Donc plus besoin d’être ingénieur en simulation pour créer une animation crédible ?</text:p>
      <text:p text:style-name="P37"><text:span text:style-name="T2">Noémie :</text:span> Exactement. Elle veut rendre ces outils <text:span text:style-name="T2">intuitifs</text:span>, même pour les artistes. Elle a aussi travaillé sur l’animation interactive, la modélisation procédurale, les interfaces par croquis…</text:p>
      <text:p text:style-name="P37"><text:span text:style-name="T2">Nathan :</text:span> Ça a eu des applications concrètes ?</text:p>
      <text:p text:style-name="P37"><text:span text:style-name="T2">Noémie :</text:span> Énormément. Dans les jeux vidéo, les simulateurs, les films... Les technologies inspirées de ses travaux ont été utilisées par des studios comme <text:span text:style-name="T2">Ubisoft</text:span> ou <text:span text:style-name="T2">Weta Digital</text:span>, notamment dans <text:span text:style-name="T5">Avatar</text:span> ou <text:span text:style-name="T5">Le Seigneur des Anneaux</text:span>.</text:p>
      <text:p text:style-name="P37"><text:span text:style-name="T2">Nathan :</text:span> Elle enseigne aussi ?</text:p>
      <text:p text:style-name="P37"><text:span text:style-name="T2">Noémie :</text:span> Oui, c’est une pédagogue passionnée. D’abord à Grenoble-INP, puis à <text:span text:style-name="T2">l’École Polytechnique</text:span> où elle est arrivée en 2017. Elle a dirigé plusieurs équipes de recherche très influentes comme <text:span text:style-name="T2">EVASION</text:span>, <text:span text:style-name="T2">IMAGINE</text:span> et <text:span text:style-name="T2">STREAM</text:span>. Elle forme toute une génération de chercheur·ses et créatif·ves.</text:p>
      <text:p text:style-name="P37"><text:span text:style-name="T2">Nathan :</text:span> Et elle a reçu des prix ?</text:p>
      <text:p text:style-name="P37"><text:soft-page-break/><text:span text:style-name="T2">Noémie :</text:span> Oh que oui. Elle a reçu le <text:span text:style-name="T2">Prix Irène Joliot-Curie</text:span> en 2007 pour son action en faveur du mentorat, la <text:span text:style-name="T2">médaille d’argent du CNRS</text:span> en 2012, et en 2023, elle reçoit le <text:span text:style-name="T2">Steven A. Coons Award</text:span>, la distinction la plus prestigieuse en infographie au niveau mondial.</text:p>
      <text:p text:style-name="P37"><text:span text:style-name="T2">Nathan :</text:span> Impressionnant. Et sur le plan humain ?</text:p>
      <text:p text:style-name="P37"><text:span text:style-name="T2">Noémie :</text:span> C’est une femme très engagée. Elle parle souvent de la <text:span text:style-name="T2">place des femmes en informatique</text:span>, dénonce le manque de diversité, et encourage les jeunes filles à oser entrer dans ces domaines. Elle sait que <text:span text:style-name="T2">la créativité naît de la diversité</text:span>, et elle en est la preuve vivante.</text:p>
      <text:p text:style-name="P37"><text:span text:style-name="T2">Nathan :</text:span> Donc une scientifique brillante, mais aussi une vraie militante.</text:p>
      <text:p text:style-name="P37"><text:span text:style-name="T2">Noémie :</text:span> Oui. Et une inspiratrice. Elle incarne une science à la fois rigoureuse et poétique. Elle veut que chacun·e puisse créer, pas seulement ceux qui savent coder. Et ça, c’est révolutionnaire.</text:p>
      <text:p text:style-name="P37"><text:span text:style-name="T2">Nathan :</text:span> Merci Noémie. C’était un voyage fascinant dans l’univers d’une pionnière.</text:p>
      <text:p text:style-name="P37"><text:span text:style-name="T2">Noémie :</text:span> Merci à toi Nathan. Et j’espère que cet épisode donnera envie à d’autres de s’intéresser à l’infographie, à la science, et à la créativité numérique.</text:p>
      <text:p text:style-name="P37"><text:span text:style-name="T2">Nathan :</text:span> Vous venez d’écouter <text:span text:style-name="T5">Jamais Science'Z'Elles</text:span>, le podcast qui célèbre les femmes qui inventent demain. Merci de votre écoute, et à très bientôt pour un nouvel épisode.</text:p>
      <text:p text:style-name="Standard"><draw:rect text:anchor-type="as-char" style:rel-width="100%" draw:z-index="19" draw:style-name="gr1" draw:text-style-name="P42" svg:width="0.0012in" svg:height="0.0213in"><text:p/></draw:rect></text:p>
      <text:p text:style-name="P37">Souhaites-tu maintenant :</text:p>
      <text:list xml:id="list2510093238" text:style-name="WWNum7">
        <text:list-item>
          <text:p text:style-name="P15">une <text:span text:style-name="T2">version audio enregistrée</text:span> ?<text:line-break/></text:p>
        </text:list-item>
        <text:list-item>
          <text:p text:style-name="P24">un <text:span text:style-name="T2">fichier texte ou PDF</text:span> prêt pour publication ?<text:line-break/></text:p>
        </text:list-item>
        <text:list-item>
          <text:p text:style-name="P36">une <text:span text:style-name="T2">version découpée pour un prompteur ou montage en studio</text:span> ?<text:line-break/></text:p>
        </text:list-item>
      </text:list>
      <text:p text:style-name="P2"><text:span text:style-name="T1">ce podcast parle trop du "cv", ajoute plus de vulgarisation sur la technique, il faut qu'on puisse avoir l'intuition derriere</text:span></text:p>
      <text:p text:style-name="Standard"/>
      <text:p text:style-name="P3">D’accord, je peux te réécrire le script de <text:span text:style-name="T5">Jamais Science'Z'Elles</text:span> en conservant le format dialogue, mais en réduisant le côté “CV” et en insistant davantage sur la <text:span text:style-name="T2">vulgarisation technique</text:span> — c’est-à-dire expliquer l’intuition derrière les travaux de Marie-Paule Cani, de façon à ce qu’un·e auditeur·rice sans bagage technique comprenne comment ça marche et pourquoi c’est innovant.</text:p>
      <text:p text:style-name="P37">Voici la version enrichie avec beaucoup plus de technique expliquée simplement :</text:p>
      <text:p text:style-name="Standard"><draw:rect text:anchor-type="as-char" style:rel-width="100%" draw:z-index="20" draw:style-name="gr1" draw:text-style-name="P42" svg:width="0.0012in" svg:height="0.0213in"><text:p/></draw:rect></text:p>
      <text:p text:style-name="P37"><text:span text:style-name="T2">Nathan :</text:span> Bonjour à toutes et à tous, et bienvenue dans <text:span text:style-name="T5">Jamais Science'Z'Elles</text:span>, le podcast qui explore le parcours de femmes qui transforment la science… et notre quotidien. Je suis Nathan, et aujourd’hui, je suis avec Noémie, experte en informatique graphique. Salut Noémie !</text:p>
      <text:p text:style-name="P37"><text:span text:style-name="T2">Noémie :</text:span> Salut Nathan ! Aujourd’hui, on va plonger dans un univers où les maths et l’art se donnent la main. On va parler de Marie-Paule Cani, qui a passé sa vie à inventer de nouvelles façons de créer des mondes virtuels.</text:p>
      <text:p text:style-name="P37"><text:span text:style-name="T2">Nathan :</text:span> Ça sonne poétique… mais c’est aussi très technique, non ?</text:p>
      <text:p text:style-name="P37"><text:soft-page-break/><text:span text:style-name="T2">Noémie :</text:span> Oui, et justement, on va décoder ça ensemble. Imagine un sculpteur qui travaille de la glaise : il pousse ici, il lisse là… En informatique, c’est plus compliqué : il faut dire à l’ordinateur “où est la surface” avec des équations. Marie-Paule a développé des techniques appelées <text:span text:style-name="T2">surfaces implicites</text:span>. Plutôt que de dire “voici les points qui font la surface”, on définit une <text:span text:style-name="T2">règle mathématique</text:span> qui dit : “à l’intérieur de cet objet, telle valeur ; à l’extérieur, telle autre”.</text:p>
      <text:p text:style-name="P37"><text:span text:style-name="T2">Nathan :</text:span> Donc la forme se déduit automatiquement ?</text:p>
      <text:p text:style-name="P37"><text:span text:style-name="T2">Noémie :</text:span> Exactement ! Ça permet par exemple de fusionner deux formes comme si elles étaient liquides, ou de sculpter des formes organiques comme des muscles, des nuages ou des gouttes d’eau, juste en changeant l’équation.</text:p>
      <text:p text:style-name="P37"><text:span text:style-name="T2">Nathan :</text:span> C’est plus rapide que de tout dessiner à la main ?</text:p>
      <text:p text:style-name="P37"><text:span text:style-name="T2">Noémie :</text:span> C’est infiniment plus rapide, et surtout, ça permet d’animer facilement. Si tu veux qu’une goutte s’étire en tombant, tu modifies un paramètre et la forme se déforme toute seule.</text:p>
      <text:p text:style-name="P37"><text:span text:style-name="T2">Nathan :</text:span> Et côté animation, comment ça marche ?</text:p>
      <text:p text:style-name="P37"><text:span text:style-name="T2">Noémie :</text:span> Marie-Paule a aussi bossé sur la <text:span text:style-name="T2">simulation physique simplifiée</text:span>. Normalement, pour simuler des cheveux qui bougent au vent, il faudrait résoudre des centaines d’équations pour chaque mèche à chaque instant. Elle, elle crée des modèles qui capturent juste <text:span text:style-name="T2">l’essentiel</text:span> du comportement — ce qui donne un rendu réaliste, mais calculé mille fois plus vite.</text:p>
      <text:p text:style-name="P37"><text:span text:style-name="T2">Nathan :</text:span> Donc c’est un équilibre entre réalisme et efficacité ?</text:p>
      <text:p text:style-name="P37"><text:span text:style-name="T2">Noémie :</text:span> Exactement ! Et c’est crucial dans les jeux vidéo ou le cinéma : il faut que ça ait l’air vrai, mais que ça tourne en temps réel.</text:p>
      <text:p text:style-name="P37"><text:span text:style-name="T2">Nathan :</text:span> Et comment les artistes interagissent avec ça ?</text:p>
      <text:p text:style-name="P37"><text:span text:style-name="T2">Noémie :</text:span> C’est là que c’est fort. Marie-Paule a imaginé des <text:span text:style-name="T2">interfaces par croquis</text:span> : tu dessines une forme à main levée sur un écran, et le système comprend que c’est, par exemple, une montagne. Puis il ajoute automatiquement des détails réalistes : rochers, pentes, textures… C’est un peu comme si Photoshop savait que ton trait représente une forêt et la faisait pousser.</text:p>
      <text:p text:style-name="P37"><text:span text:style-name="T2">Nathan :</text:span> Donc elle rend la technologie invisible pour l’utilisateur ?</text:p>
      <text:p text:style-name="P37"><text:span text:style-name="T2">Noémie :</text:span> Oui. Elle veut que l’ordinateur devienne un partenaire créatif, pas un obstacle. Tu lui donnes ton idée brute, et il te propose une version améliorée, réaliste, animée.</text:p>
      <text:p text:style-name="P37"><text:span text:style-name="T2">Nathan :</text:span> Et ça, ça change quoi ?</text:p>
      <text:p text:style-name="P37"><text:span text:style-name="T2">Noémie :</text:span> Ça ouvre la création 3D à tout le monde : artistes, designers, architectes… plus besoin d’apprendre des outils complexes pendant des années. On peut passer de l’idée à l’image en quelques minutes.</text:p>
      <text:p text:style-name="P37"><text:span text:style-name="T2">Nathan :</text:span> Finalement, elle rapproche l’informatique de l’art.</text:p>
      <text:p text:style-name="P37"><text:span text:style-name="T2">Noémie :</text:span> Oui. Elle ne voit pas l’ordinateur comme une machine froide, mais comme une <text:span text:style-name="T2">boîte à outils pour l’imagination</text:span>. Et c’est pour ça que ses travaux ont trouvé leur place dans des films comme <text:span text:style-name="T5">Avatar</text:span> ou <text:span text:style-name="T5">Le Seigneur des Anneaux</text:span>, mais aussi dans des applis de réalité virtuelle ou de design industriel.</text:p>
      <text:p text:style-name="P37"><text:span text:style-name="T2">Nathan :</text:span> C’est fascinant… Merci Noémie pour cette plongée technique mais claire.</text:p>
      <text:p text:style-name="P37"><text:span text:style-name="T2">Noémie :</text:span> Avec plaisir Nathan. Et j’espère que ça donnera envie à tout le monde de regarder différemment les images virtuelles : derrière chaque pixel, il y a des idées et des mathématiques qui transforment notre façon de créer.</text:p>
      <text:p text:style-name="P37"><text:span text:style-name="T2">Nathan :</text:span> C’était <text:span text:style-name="T5">Jamais Science'Z'Elles</text:span>, le podcast qui célèbre les femmes qui inventent le futur. Merci de nous avoir écoutés, et à bientôt pour un nouvel épisode.</text:p>
      <text:p text:style-name="Standard"><draw:rect text:anchor-type="as-char" style:rel-width="100%" draw:z-index="21" draw:style-name="gr1" draw:text-style-name="P42" svg:width="0.0012in" svg:height="0.0213in"><text:p/></draw:rect></text:p>
      <text:p text:style-name="P37"><text:soft-page-break/>Si tu veux, je peux maintenant <text:span text:style-name="T2">ajouter encore plus d’analogies visuelles</text:span> et <text:span text:style-name="T2">mini-démonstrations sonores</text:span> pour que, en audio, les auditeurs “ressentent” la technique, par exemple avec des bruits d’eau qui fusionne ou de vent dans des cheveux simulés.<text:line-break/> Veux-tu que je fasse cette version immersiv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0" style:display-name="ListLabel 11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82" meta:word-count="3607" meta:character-count="22348" meta:non-whitespace-character-count="18879"/>
    <meta:generator>LibreOfficeDev/6.0.5.2$Linux_X86_64 LibreOffice_project/</meta:generator>
  </office:meta>
</office:document-meta>
</file>